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3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daptation of Paramecium caudatum to variable conditions of temperature</text:p>
            <text:p>Stress</text:p>
          </table:table-cell>
          <table:table-cell table:style-name="ce3" office:value-type="string" calcext:value-type="string">
            <text:p><text:span text:style-name="T1">(Duncan et al., 2011)</text:span></text:p>
          </table:table-cell>
          <table:table-cell table:number-columns-repeated="3"/>
          <table:table-cell table:style-name="Default" table:number-columns-repeated="2"/>
          <table:table-cell table:number-columns-repeated="34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34"/>
        </table:table-row>
        <table:table-row table:style-name="ro4">
          <table:table-cell table:number-columns-repeated="5"/>
          <table:table-cell office:value-type="string" calcext:value-type="string">
            <text:p>From Author</text:p>
          </table:table-cell>
          <table:table-cell office:value-type="float" office:value="1.86680939" calcext:value-type="float">
            <text:p>1.86680939</text:p>
          </table:table-cell>
          <table:table-cell office:value-type="float" office:value="0.03978833" calcext:value-type="float">
            <text:p>0.03978833</text:p>
          </table:table-cell>
          <table:table-cell table:number-columns-repeated="10"/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nstant 23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1368945" calcext:value-type="float">
            <text:p>1.71368945</text:p>
          </table:table-cell>
          <table:table-cell office:value-type="float" office:value="0.02705848" calcext:value-type="float">
            <text:p>0.0270584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stant 23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9912304" calcext:value-type="float">
            <text:p>1.79912304</text:p>
          </table:table-cell>
          <table:table-cell office:value-type="float" office:value="0.04371408" calcext:value-type="float">
            <text:p>0.0437140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stant 35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8170971" calcext:value-type="float">
            <text:p>1.78170971</text:p>
          </table:table-cell>
          <table:table-cell office:value-type="float" office:value="0.05698839" calcext:value-type="float">
            <text:p>0.05698839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nstant 35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93608946" calcext:value-type="float">
            <text:p>1.93608946</text:p>
          </table:table-cell>
          <table:table-cell office:value-type="float" office:value="0.02699966" calcext:value-type="float">
            <text:p>0.0269996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86008026" calcext:value-type="float">
            <text:p>1.86008026</text:p>
          </table:table-cell>
          <table:table-cell office:value-type="float" office:value="0.05321379" calcext:value-type="float">
            <text:p>0.05321379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88941415" calcext:value-type="float">
            <text:p>1.88941415</text:p>
          </table:table-cell>
          <table:table-cell office:value-type="float" office:value="0.03613104" calcext:value-type="float">
            <text:p>0.0361310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8990896" calcext:value-type="float">
            <text:p>1.78990896</text:p>
          </table:table-cell>
          <table:table-cell office:value-type="float" office:value="0.02950127" calcext:value-type="float">
            <text:p>0.02950127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8985603" calcext:value-type="float">
            <text:p>1.8985603</text:p>
          </table:table-cell>
          <table:table-cell office:value-type="float" office:value="0.03771499" calcext:value-type="float">
            <text:p>0.03771499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6073767" calcext:value-type="float">
            <text:p>1.76073767</text:p>
          </table:table-cell>
          <table:table-cell office:value-type="float" office:value="0.03375559" calcext:value-type="float">
            <text:p>0.03375559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77511522" calcext:value-type="float">
            <text:p>1.77511522</text:p>
          </table:table-cell>
          <table:table-cell office:value-type="float" office:value="0.0648202" calcext:value-type="float">
            <text:p>0.064820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  <table:table-row table:style-name="ro4">
          <table:table-cell table:number-columns-repeated="6"/>
          <table:table-cell office:value-type="float" office:value="1.81570388" calcext:value-type="float">
            <text:p>1.81570388</text:p>
          </table:table-cell>
          <table:table-cell office:value-type="float" office:value="0.04598464" calcext:value-type="float">
            <text:p>0.04598464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bl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0:07:41.918492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50:13.013589023</meta:creation-date>
    <dc:date>2021-04-29T22:17:27.466072029</dc:date>
    <meta:editing-duration>PT2H10M3S</meta:editing-duration>
    <meta:editing-cycles>3</meta:editing-cycles>
    <meta:generator>LibreOffice/6.0.7.3$Linux_X86_64 LibreOffice_project/00m0$Build-3</meta:generator>
    <meta:document-statistic meta:table-count="1" meta:cell-count="90" meta:object-count="0"/>
  </office:meta>
</office:document-meta>
</file>